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tent.xml" manifest:media-type="text/xml"/>
  <manifest:file-entry manifest:full-path="Pictures/10000001000003AE0000027F1CE38DD7.png" manifest:media-type="image/png"/>
  <manifest:file-entry manifest:full-path="Pictures/10000001000000C800000064408F6768.png" manifest:media-type="image/png"/>
  <manifest:file-entry manifest:full-path="Pictures/100000000000078000000438C43F95ED.png" manifest:media-type="image/png"/>
  <manifest:file-entry manifest:full-path="Pictures/10000001000000C800000064B6A42850.png" manifest:media-type="image/png"/>
  <manifest:file-entry manifest:full-path="Pictures/100000000000078000000438F59CE25D.png" manifest:media-type="image/png"/>
  <manifest:file-entry manifest:full-path="Pictures/10000001000000C800000064B40AC290.png" manifest:media-type="image/png"/>
  <manifest:file-entry manifest:full-path="Pictures/10000000000000C40000006DDD1F0041.jpg" manifest:media-type="image/jpeg"/>
  <manifest:file-entry manifest:full-path="Pictures/10000001000003B40000018893B8E075.png" manifest:media-type="image/png"/>
  <manifest:file-entry manifest:full-path="Pictures/1000000000000780000004380C9D7E8C.png" manifest:media-type="image/png"/>
  <manifest:file-entry manifest:full-path="Pictures/10000001000005EA0000034B8D002728.png" manifest:media-type="image/png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text"/>
  <manifest:file-entry manifest:full-path="Thumbnails/thumbnail.png" manifest:media-type="image/png"/>
  <manifest:file-entry manifest:full-path="meta.xml" manifest:media-type="text/xml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text"/>
  <manifest:file-entry manifest:full-path="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3" manifest:media-type="application/vnd.oasis.opendocument.text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8/Configurations2/" manifest:media-type="application/vnd.sun.xml.ui.configuration"/>
  <manifest:file-entry manifest:full-path="Object 8/styles.xml" manifest:media-type="text/xml"/>
  <manifest:file-entry manifest:full-path="Object 8/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text"/>
  <manifest:file-entry manifest:full-path="Object 7/Configurations2/" manifest:media-type="application/vnd.sun.xml.ui.configuration"/>
  <manifest:file-entry manifest:full-path="Object 7/styles.xml" manifest:media-type="text/xml"/>
  <manifest:file-entry manifest:full-path="Object 7/manifest.rdf" manifest:media-type="application/rdf+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text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text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text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text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r1" style:family="presentation" style:parent-style-name="Predeterminado-title">
      <style:graphic-properties fo:min-height="2.629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>
          <draw:text-box>
            <text:p>MULTIMEDIA</text:p>
          </draw:text-box>
        </draw:frame>
        <draw:frame draw:style-name="gr1" draw:text-style-name="P1" draw:layer="layout" svg:width="16.999cm" svg:height="2.999cm" svg:x="4.5cm" svg:y="1.0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1" draw:layer="layout" svg:width="18cm" svg:height="10.022cm" svg:x="5.5cm" svg:y="4.478cm">
          <draw:image xlink:href="Pictures/10000001000005EA0000034B8D002728.png" xlink:type="simple" xlink:show="embed" xlink:actuate="onLoad" draw:mime-type="image/png">
            <text:p/>
          </draw:image>
        </draw:frame>
        <draw:frame draw:style-name="gr1" draw:text-style-name="P1" draw:layer="layout" svg:width="20.285cm" svg:height="3.003cm" draw:transform="skewX (-0.0010471975511966) rotate (-0.00104719755119678) translate (2.5cm 12.726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1" draw:text-style-name="P1" draw:layer="layout" svg:width="20.622cm" svg:height="5.667cm" svg:x="2cm" svg:y="-0.66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1" draw:layer="layout" svg:width="25.082cm" svg:height="10.371cm" svg:x="1.418cm" svg:y="5cm">
          <draw:image xlink:href="Pictures/10000001000003B40000018893B8E075.png" xlink:type="simple" xlink:show="embed" xlink:actuate="onLoad" draw:mime-type="image/png">
            <text:p/>
          </draw:image>
        </draw:frame>
        <draw:frame draw:style-name="gr4" draw:text-style-name="P3" draw:layer="layout" svg:width="15.5cm" svg:height="1.5cm" svg:x="5cm" svg:y="1cm">
          <draw:text-box>
            <text:p>ETIQUETA &lt;IFRAME&gt;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1" draw:text-style-name="P1" draw:layer="layout" svg:width="20.717cm" svg:height="6.53cm" svg:x="1.5cm" svg:y="0.4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3" draw:layer="layout" svg:width="13.5cm" svg:height="1.5cm" svg:x="4.5cm" svg:y="1cm">
          <draw:text-box>
            <text:p>ETIQUETA &lt;AUDIO&gt;</text:p>
          </draw:text-box>
        </draw:frame>
        <draw:frame draw:style-name="gr1" draw:text-style-name="P1" draw:layer="layout" svg:width="24.281cm" svg:height="7.168cm" svg:x="1.219cm" svg:y="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3" draw:layer="layout" svg:width="12.5cm" svg:height="1cm" svg:x="4.5cm" svg:y="7.5cm">
          <draw:text-box>
            <text:p>ETIQUETA &lt;VIDEO&gt;</text:p>
          </draw:text-box>
        </draw:frame>
        <draw:frame draw:style-name="gr2" draw:text-style-name="P1" draw:layer="layout" svg:width="5.185cm" svg:height="2.883cm" svg:x="16cm" svg:y="5.5cm">
          <draw:image xlink:href="Pictures/10000000000000C40000006DDD1F0041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2" draw:text-style-name="P1" draw:layer="layout" svg:width="27.999cm" svg:height="16.249cm" svg:x="0cm" svg:y="-0.499cm">
          <draw:image xlink:href="Pictures/100000000000078000000438F59CE25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draw:style-name="gr1" draw:text-style-name="P1" draw:layer="layout" svg:width="24.788cm" svg:height="7.675cm" svg:x="0.994cm" svg:y="0.54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16cm" svg:height="1.5cm" svg:x="4cm" svg:y="1cm">
          <draw:text-box>
            <text:p>ETIQUETA &lt;OBJECT&gt; Y &lt;EMBED&gt;</text:p>
          </draw:text-box>
        </draw:frame>
        <draw:frame draw:style-name="gr1" draw:text-style-name="P1" draw:layer="layout" svg:width="19.234cm" svg:height="4.917cm" svg:x="2.266cm" svg:y="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draw:style-name="gr2" draw:text-style-name="P1" draw:layer="layout" svg:width="28cm" svg:height="15.749cm" svg:x="0cm" svg:y="0cm">
          <draw:image xlink:href="Pictures/100000000000078000000438C43F95E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1" draw:text-style-name="P1" draw:layer="layout" svg:width="22.123cm" svg:height="6.53cm" svg:x="0.877cm" svg:y="-0.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3" draw:layer="layout" svg:width="20cm" svg:height="1.5cm" svg:x="4cm" svg:y="0.5cm">
          <draw:text-box>
            <text:p>ETIQUETA &lt;CANVAS&gt;</text:p>
          </draw:text-box>
        </draw:frame>
        <draw:frame draw:style-name="gr2" draw:text-style-name="P1" draw:layer="layout" svg:width="5.291cm" svg:height="2.645cm" svg:x="21.5cm" svg:y="3.21cm">
          <draw:image xlink:href="Pictures/10000001000000C800000064B6A42850.png" xlink:type="simple" xlink:show="embed" xlink:actuate="onLoad" draw:mime-type="image/png">
            <text:p/>
          </draw:image>
        </draw:frame>
        <draw:frame draw:style-name="gr2" draw:text-style-name="P1" draw:layer="layout" svg:width="5.291cm" svg:height="2.645cm" svg:x="21.709cm" svg:y="0.5cm">
          <draw:image xlink:href="Pictures/10000001000000C800000064408F6768.png" xlink:type="simple" xlink:show="embed" xlink:actuate="onLoad" draw:mime-type="image/png">
            <text:p/>
          </draw:image>
        </draw:frame>
        <draw:frame draw:style-name="gr2" draw:text-style-name="P1" draw:layer="layout" svg:width="6.001cm" svg:height="3cm" svg:x="20.999cm" svg:y="8.5cm">
          <draw:image xlink:href="Pictures/10000001000000C800000064B40AC290.png" xlink:type="simple" xlink:show="embed" xlink:actuate="onLoad" draw:mime-type="image/png">
            <text:p/>
          </draw:image>
        </draw:frame>
        <draw:frame draw:style-name="gr2" draw:text-style-name="P1" draw:layer="layout" svg:width="14.608cm" svg:height="9.91cm" svg:x="3.5cm" svg:y="5.5cm">
          <draw:image xlink:href="Pictures/10000001000003AE0000027F1CE38DD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draw:style-name="gr2" draw:text-style-name="P1" draw:layer="layout" svg:width="27.999cm" svg:height="15.749cm" svg:x="0.001cm" svg:y="-0.249cm">
          <draw:image xlink:href="Pictures/1000000000000780000004380C9D7E8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09:21:51.641295087</meta:creation-date>
    <dc:date>2024-10-29T12:24:15.639141768</dc:date>
    <meta:editing-duration>PT1H59M38S</meta:editing-duration>
    <meta:editing-cycles>4</meta:editing-cycles>
    <meta:generator>LibreOffice/24.2.6.2$Linux_X86_64 LibreOffice_project/420$Build-2</meta:generator>
    <meta:document-statistic meta:object-count="6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27b12" officeooo:paragraph-rsid="00019ff0"/>
    </style:style>
    <style:style style:name="P2" style:family="paragraph" style:parent-style-name="Text_20_body" style:list-style-name="L1">
      <style:text-properties officeooo:paragraph-rsid="00019ff0" fo:background-color="#ffff00"/>
    </style:style>
    <style:style style:name="T1" style:family="text">
      <style:text-properties officeooo:rsid="00019ff0"/>
    </style:style>
    <style:style style:name="T2" style:family="text">
      <style:text-properties officeooo:rsid="00030bd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 elemento multimedia en HTML puede ser cualquier cosa que puedas ver y oír, desde imágenes <text:span text:style-name="T1">y</text:span> <text:span text:style-name="T1">archivos pdf, </text:span>hasta videos o audios.</text:p>
      <text:list text:style-name="L1">
        <text:list-item>
          <text:p text:style-name="P2"><text:span text:style-name="T1">Etiquetas como &lt;iframe&gt; &lt;object&gt; o &lt;canvas&gt; sirven para añadir </text:span><text:span text:style-name="T2">este tipo de elementos.</text:span></text:p>
        </text:list-item>
      </text:list>
    </office:text>
  </office:body>
</office:document-content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officeooo:paragraph-rsid="00019ff0" fo:background-color="#ffff00"/>
    </style:style>
    <style:style style:name="T1" style:family="text">
      <style:text-properties officeooo:rsid="00019ff0"/>
    </style:style>
    <style:style style:name="T2" style:family="text">
      <style:text-properties officeooo:rsid="00030bd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span text:style-name="T1">Etiquetas como &lt;iframe&gt; &lt;object&gt; o &lt;canvas&gt; sirven para añadir </text:span><text:span text:style-name="T2">este tipo de elementos.</text:span></text:p>
        </text:list-item>
      </text:list>
    </office:text>
  </office:body>
</office:document-content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color="#800080" loext:opacity="100%" style:font-name="Nimbus Roman" officeooo:rsid="00127b12" officeooo:paragraph-rsid="00030bd1" fo:background-color="#ffe994"/>
    </style:style>
    <style:style style:name="P2" style:family="paragraph" style:parent-style-name="Text_20_body">
      <style:text-properties fo:font-weight="bold" officeooo:rsid="00030bd1" officeooo:paragraph-rsid="00030bd1" fo:background-color="transparent" style:font-weight-asian="bold" style:font-weight-complex="bold"/>
    </style:style>
    <style:style style:name="P3" style:family="paragraph" style:parent-style-name="Text_20_body" style:list-style-name="L1">
      <style:text-properties officeooo:paragraph-rsid="00030bd1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#ffde59" loext:char-shading-value="0"/>
    </style:style>
    <style:style style:name="T3" style:family="text">
      <style:text-properties officeooo:rsid="00127b12"/>
    </style:style>
    <style:style style:name="T4" style:family="text">
      <style:text-properties officeooo:rsid="0012b53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list text:style-name="L1">
        <text:list-item>
          <text:p text:style-name="P3"><text:span text:style-name="T3">La etiqueta &lt;iframe&gt;, (inline frame), sirve para añadir a nuestra pagina web contenido de otra distinta </text:span><text:span text:style-name="T4">u otro archivo Html nuestro</text:span><text:span text:style-name="T3">, ejemplo: añadir un video de Youtube, o un Mapa de Google Maps.</text:span></text:p>
        </text:list-item>
      </text:list>
      <text:p text:style-name="P1"><text:span text:style-name="T1"><text:tab/></text:span><text:span text:style-name="T2">&lt;iframe src="https://www.ejemplo.com" width="600" height="400"&gt;&lt;/iframe&gt;</text:span></text:p>
    </office:text>
  </office:body>
</office:document-content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fo:color="#000000" loext:opacity="100%" style:font-name="Nimbus Roman" officeooo:rsid="0012b534" officeooo:paragraph-rsid="0012b534" fo:background-color="transparent"/>
    </style:style>
    <style:style style:name="P2" style:family="paragraph" style:parent-style-name="Text_20_body" style:list-style-name="L1">
      <style:text-properties fo:color="#800080" loext:opacity="100%" style:font-name="Nimbus Roman" officeooo:rsid="0012b534" officeooo:paragraph-rsid="0012b534" fo:background-color="#ffe994"/>
    </style:style>
    <style:style style:name="P3" style:family="paragraph" style:parent-style-name="Text_20_body" style:list-style-name="L1">
      <style:text-properties style:use-window-font-color="true" loext:opacity="0%" style:font-name="Nimbus Roman" officeooo:rsid="0012b534" officeooo:paragraph-rsid="0012b534" fo:background-color="transparent"/>
    </style:style>
    <style:style style:name="P4" style:family="paragraph" style:parent-style-name="Text_20_body" style:list-style-name="L1">
      <style:text-properties style:use-window-font-color="true" loext:opacity="0%" style:font-name="Nimbus Roman" officeooo:rsid="001310e6" officeooo:paragraph-rsid="001310e6" fo:background-color="transparent"/>
    </style:style>
    <style:style style:name="T1" style:family="text">
      <style:text-properties officeooo:rsid="0017e032"/>
    </style:style>
    <style:style style:name="T2" style:family="text">
      <style:text-properties officeooo:rsid="0010c81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La etiqueta &lt;audio&gt;, tendría el mismo comportamiento que el anterior pero con extensiones tipo audio <text:span text:style-name="T1">de tu </text:span><text:span text:style-name="T2">propio terminal.</text:span></text:p>
          <text:p text:style-name="P2">&lt;audio src="mi-audio.mp3" type="audio/mpeg"&gt; &lt;/audio&gt;</text:p>
          <text:p text:style-name="P3">Puedes añadir controles para que el usuario tenga control sobre el audio, hacerlo loop o que tenga un determinado tiempo.</text:p>
          <text:list>
            <text:list-item>
              <text:list>
                <text:list-header>
                  <text:p text:style-name="P4">Extensiones mas comunes: .mp3, .wav, .ogg</text:p>
                </text:list-header>
              </text:list>
            </text:list-item>
          </text:list>
        </text:list-item>
      </text:list>
    </office:text>
  </office:body>
</office:document-content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color="#000000" loext:opacity="100%" style:font-name="Nimbus Roman" officeooo:rsid="001310e6" officeooo:paragraph-rsid="001310e6" fo:background-color="transparent"/>
    </style:style>
    <style:style style:name="P2" style:family="paragraph" style:parent-style-name="Text_20_body" style:list-style-name="L1">
      <style:text-properties style:use-window-font-color="true" loext:opacity="0%" style:font-name="Nimbus Roman" officeooo:rsid="001310e6" officeooo:paragraph-rsid="001310e6" fo:background-color="transparent"/>
    </style:style>
    <style:style style:name="P3" style:family="paragraph" style:parent-style-name="Text_20_body" style:list-style-name="L1">
      <style:text-properties fo:color="#800080" loext:opacity="100%" style:font-name="Nimbus Roman" officeooo:rsid="001310e6" officeooo:paragraph-rsid="001310e6" fo:background-color="#ffe994"/>
    </style:style>
    <style:style style:name="P4" style:family="paragraph" style:parent-style-name="Text_20_body" style:list-style-name="L2">
      <style:text-properties fo:color="#000000" loext:opacity="100%" style:font-name="Nimbus Roman" officeooo:rsid="001310e6" officeooo:paragraph-rsid="001310e6" fo:background-color="transparent"/>
    </style:style>
    <style:style style:name="T1" style:family="text">
      <style:text-properties officeooo:rsid="001331a5"/>
    </style:style>
    <style:style style:name="T2" style:family="text">
      <style:text-properties officeooo:rsid="0017e032"/>
    </style:style>
    <style:style style:name="T3" style:family="text">
      <style:text-properties officeooo:rsid="0016b51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">La etiqueta &lt;video&gt; seria igual pero con extensiones de tipo <text:span text:style-name="T1">video</text:span>, <text:span text:style-name="T3">sirve para </text:span>añadir videos <text:span text:style-name="T2">de tu propio terminal.</text:span></text:p>
          <text:p text:style-name="P3">&lt;video src=”mi_video.mp4” type=”video/mp4”&gt; &lt;/video&gt;</text:p>
        </text:list-item>
      </text:list>
      <text:p text:style-name="P1"><text:tab/>Como el anterior, también es posible añadir controles, o un autoplay como en la mayoría de <text:tab/>videos publicitarios que conocemos.</text:p>
      <text:list text:style-name="L2">
        <text:list-item>
          <text:list>
            <text:list-item>
              <text:list>
                <text:list-header>
                  <text:p text:style-name="P4">Extensiones mas comunes: .mp4, .webm, .ogg</text:p>
                </text:list-header>
              </text:list>
            </text:list-item>
          </text:list>
        </text:list-item>
      </text:list>
    </office:text>
  </office:body>
</office:document-content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fo:color="#000000" loext:opacity="100%" style:font-name="Nimbus Roman" officeooo:rsid="001310e6" officeooo:paragraph-rsid="001310e6" fo:background-color="transparent"/>
    </style:style>
    <style:style style:name="P2" style:family="paragraph" style:parent-style-name="Text_20_body" style:list-style-name="L1">
      <style:text-properties fo:color="#800080" loext:opacity="100%" officeooo:paragraph-rsid="0014b9e9" fo:background-color="#ffe994"/>
    </style:style>
    <style:style style:name="T1" style:family="text">
      <style:text-properties officeooo:rsid="001331a5"/>
    </style:style>
    <style:style style:name="T2" style:family="text">
      <style:text-properties officeooo:rsid="0014b9e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La etiqueta &lt;<text:span text:style-name="T1">object&gt; permite incrustar tanto archivos de texto, como audios y videos, es mas versátil que las otras etiquetas y es el mas recurrido para archivos interactivos, la etiqueta &lt;embed&gt; es mas especifico para el contenido multimedia en si, y no es obligatorio usar ambas unidas, pero es recomendable hacerlo por problemas de compatibilidad con </text:span><text:span text:style-name="T2">los diferentes navegadores. </text:span></text:p>
          <text:p text:style-name="P2">&lt;object data="mi-audio.mp3" type="audio/mpeg" width="300" height="50"&gt; </text:p>
          <text:p text:style-name="P2">&lt;embed src="mi-audio.mp3" type="audio/mpeg" width="300" height="50"&gt;</text:p>
        </text:list-item>
      </text:list>
    </office:text>
  </office:body>
</office:document-content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58226"/>
    </style:style>
    <style:style style:name="P2" style:family="paragraph" style:parent-style-name="Text_20_body">
      <style:text-properties fo:color="#800080" loext:opacity="100%" officeooo:paragraph-rsid="0014b9e9" fo:background-color="#ffe994"/>
    </style:style>
    <style:style style:name="T1" style:family="text">
      <style:text-properties fo:color="#800080" loext:opacity="100%" fo:font-size="14pt" fo:background-color="#ffb66c" loext:char-shading-value="0" style:font-size-asian="14pt" style:font-size-complex="14pt"/>
    </style:style>
    <style:style style:name="T2" style:family="text">
      <style:text-properties fo:color="#800080" loext:opacity="100%" fo:font-size="14pt" officeooo:rsid="0014b9e9" fo:background-color="#ffb66c" loext:char-shading-value="0" style:font-size-asian="14pt" style:font-size-complex="14pt"/>
    </style:style>
    <style:style style:name="T3" style:family="text">
      <style:text-properties fo:color="#800080" loext:opacity="100%" fo:font-size="14pt" fo:font-weight="bold" fo:background-color="#ffb66c" loext:char-shading-value="0" style:font-size-asian="14pt" style:font-weight-asian="bold" style:font-size-complex="14pt" style:font-weight-complex="bold"/>
    </style:style>
    <style:style style:name="T4" style:family="text">
      <style:text-properties fo:font-size="14pt" fo:background-color="#ffb66c" loext:char-shading-value="0" style:font-size-asian="14pt" style:font-size-complex="14pt"/>
    </style:style>
    <style:style style:name="T5" style:family="text">
      <style:text-properties fo:font-size="14pt" officeooo:rsid="0014b9e9" fo:background-color="#ffb66c" loext:char-shading-value="0" style:font-size-asian="14pt" style:font-size-complex="14pt"/>
    </style:style>
    <style:style style:name="T6" style:family="text">
      <style:text-properties fo:font-size="14pt" fo:font-style="normal" fo:font-weight="normal" fo:background-color="#ffb66c" loext:char-shading-value="0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font-style="normal" fo:font-weight="bold" fo:background-color="#ffb66c" loext:char-shading-value="0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size="14pt" fo:font-weight="bold" fo:background-color="#ffb66c" loext:char-shading-value="0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Si tu enfoque principal es trabajar </text:span><text:span text:style-name="T5">solo</text:span><text:span text:style-name="T4"> audio y video, </text:span><text:span text:style-name="Strong_20_Emphasis"><text:span text:style-name="T6">usar las etiquetas específicas </text:span></text:span><text:span text:style-name="Source_20_Text"><text:span text:style-name="T7">&lt;audio&gt;</text:span></text:span><text:span text:style-name="Strong_20_Emphasis"><text:span text:style-name="T7"> </text:span></text:span><text:span text:style-name="Strong_20_Emphasis"><text:span text:style-name="T6">y </text:span></text:span><text:span text:style-name="Source_20_Text"><text:span text:style-name="T7">&lt;video&gt;</text:span></text:span><text:span text:style-name="Strong_20_Emphasis"><text:span text:style-name="T7"> </text:span></text:span><text:span text:style-name="Strong_20_Emphasis"><text:span text:style-name="T6">es generalmente la mejor opción</text:span></text:span><text:span text:style-name="T8"> </text:span><text:span text:style-name="T4">por su simplicidad, optimización y experiencia.</text:span></text:p>
      <text:p text:style-name="P1"><text:span text:style-name="T1"><text:s/>La etiqueta </text:span><text:span text:style-name="Source_20_Text"><text:span text:style-name="T3">&lt;object&gt;</text:span></text:span><text:span text:style-name="T1"> es útil cuando necesitas incrustar contenido </text:span><text:span text:style-name="T2">variado</text:span><text:span text:style-name="T1">, <text:s/></text:span><text:span text:style-name="T2">y usado generalmente para el interactivo.</text:span></text:p>
    </office:text>
  </office:body>
</office:document-content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officeooo:paragraph-rsid="00158226"/>
    </style:style>
    <style:style style:name="P2" style:family="paragraph" style:parent-style-name="Text_20_body" style:list-style-name="L1">
      <style:text-properties officeooo:paragraph-rsid="00158226" fo:background-color="#ffde59"/>
    </style:style>
    <style:style style:name="P3" style:family="paragraph" style:parent-style-name="Text_20_body" style:list-style-name="L1">
      <style:text-properties fo:color="#000000" loext:opacity="100%" officeooo:rsid="00158226" officeooo:paragraph-rsid="00158226" fo:background-color="transparent"/>
    </style:style>
    <style:style style:name="T1" style:family="text">
      <style:text-properties fo:color="#000000" loext:opacity="100%" style:font-name="Nimbus Roman" officeooo:rsid="00158226" fo:background-color="transparent" loext:char-shading-value="0"/>
    </style:style>
    <style:style style:name="T2" style:family="text">
      <style:text-properties fo:color="#800080" loext:opacity="100%"/>
    </style:style>
    <style:style style:name="T3" style:family="text">
      <style:text-properties fo:color="#800080" loext:opacity="100%" officeooo:rsid="0015822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span text:style-name="T1">La etiqueta &lt;canvas&gt; se utiliza para dibujar gráficos y animaciones dinámicas mediante Java, e</text:span>s un elemento de contenedor que permite la creación de gráficos 2D y 3D en tiempo real.</text:p>
          <text:p text:style-name="P2"><text:span text:style-name="T2">&lt;canvas id="miCanvas" width="400" height="200" style="border:1px solid </text:span><text:span text:style-name="T3">black;</text:span><text:span text:style-name="T2">"&gt;</text:span></text:p>
          <text:p text:style-name="P3">Es utilizado para crear gráficos en tiempo real, o para el randerizado de <text:s/>videojuegos creados a través de HTML.</text:p>
        </text:list-item>
      </text:list>
    </office:text>
  </office:body>
</office:document-content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